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1"/>
          <table:table-cell office:value-type="string" table:style-name="ce1">
            <text:p>NCO gain K0=0.25</text:p>
          </table:table-cell>
          <table:table-cell table:number-columns-repeated="8" table:style-name="ce1"/>
          <table:table-cell office:value-type="string" table:style-name="ce1">
            <text:p>k0=0.6</text:p>
          </table:table-cell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table:style-name="ce2"/>
          <table:table-cell office:value-type="string" table:number-columns-spanned="2" table:number-rows-spanned="1" table:style-name="ce3">
            <text:p>1.2 VPP</text:p>
          </table:table-cell>
          <table:covered-table-cell/>
          <table:table-cell office:value-type="string" table:number-columns-spanned="2" table:number-rows-spanned="1" table:style-name="ce3">
            <text:p>0.6 VPP</text:p>
          </table:table-cell>
          <table:covered-table-cell/>
          <table:table-cell table:number-columns-repeated="3" table:style-name="ce1"/>
          <table:table-cell table:style-name="ce2"/>
          <table:table-cell office:value-type="string" table:number-columns-spanned="2" table:number-rows-spanned="1" table:style-name="ce3">
            <text:p>1.2 VPP</text:p>
          </table:table-cell>
          <table:covered-table-cell/>
          <table:table-cell office:value-type="string" table:number-columns-spanned="2" table:number-rows-spanned="1" table:style-name="ce3">
            <text:p>0.6 VPP</text:p>
          </table:table-cell>
          <table:covered-table-cell/>
          <table:table-cell table:number-columns-repeated="16366"/>
        </table:table-row>
        <table:table-row table:style-name="ro1">
          <table:table-cell/>
          <table:table-cell table:number-columns-repeated="4" table:style-name="ce1"/>
          <table:table-cell table:style-name="ce2"/>
          <table:table-cell office:value-type="string" table:style-name="ce2">
            <text:p>100Hz</text:p>
          </table:table-cell>
          <table:table-cell office:value-type="string" table:style-name="ce2">
            <text:p>10Hz</text:p>
          </table:table-cell>
          <table:table-cell office:value-type="string" table:style-name="ce2">
            <text:p>100Hz</text:p>
          </table:table-cell>
          <table:table-cell office:value-type="string" table:style-name="ce2">
            <text:p>10Hz</text:p>
          </table:table-cell>
          <table:table-cell table:number-columns-repeated="3" table:style-name="ce1"/>
          <table:table-cell table:style-name="ce2"/>
          <table:table-cell office:value-type="string" table:style-name="ce2">
            <text:p>100Hz</text:p>
          </table:table-cell>
          <table:table-cell office:value-type="string" table:style-name="ce2">
            <text:p>10Hz</text:p>
          </table:table-cell>
          <table:table-cell office:value-type="string" table:style-name="ce2">
            <text:p>100Hz</text:p>
          </table:table-cell>
          <table:table-cell office:value-type="string" table:style-name="ce2">
            <text:p>10Hz</text:p>
          </table:table-cell>
          <table:table-cell table:number-columns-repeated="16366"/>
        </table:table-row>
        <table:table-row table:style-name="ro1">
          <table:table-cell/>
          <table:table-cell table:number-columns-repeated="4" table:style-name="ce1"/>
          <table:table-cell office:value-type="string" table:style-name="ce2">
            <text:p>fc-</text:p>
          </table:table-cell>
          <table:table-cell office:value-type="float" office:value="3.637" table:style-name="ce2">
            <text:p>3.637</text:p>
          </table:table-cell>
          <table:table-cell office:value-type="float" office:value="3.8740000000000001" table:style-name="ce2">
            <text:p>3.874</text:p>
          </table:table-cell>
          <table:table-cell office:value-type="float" office:value="3.75" table:style-name="ce2">
            <text:p>3.75</text:p>
          </table:table-cell>
          <table:table-cell office:value-type="float" office:value="3.9089999999999998" table:style-name="ce2">
            <text:p>3.909</text:p>
          </table:table-cell>
          <table:table-cell table:number-columns-repeated="2" table:style-name="ce1"/>
          <table:table-cell office:value-type="string" table:style-name="ce1">
            <text:p>kHz</text:p>
          </table:table-cell>
          <table:table-cell office:value-type="string" table:style-name="ce2">
            <text:p>fc-</text:p>
          </table:table-cell>
          <table:table-cell office:value-type="float" office:value="3.4350000000000001" table:style-name="ce2">
            <text:p>3.435</text:p>
          </table:table-cell>
          <table:table-cell office:value-type="float" office:value="3.8010000000000002" table:style-name="ce2">
            <text:p>3.801</text:p>
          </table:table-cell>
          <table:table-cell office:value-type="float" office:value="3.605" table:style-name="ce2">
            <text:p>3.605</text:p>
          </table:table-cell>
          <table:table-cell office:value-type="float" office:value="3.8530000000000002" table:style-name="ce2">
            <text:p>3.853</text:p>
          </table:table-cell>
          <table:table-cell table:number-columns-repeated="16366"/>
        </table:table-row>
        <table:table-row table:style-name="ro1">
          <table:table-cell/>
          <table:table-cell table:number-columns-repeated="4" table:style-name="ce1"/>
          <table:table-cell office:value-type="string" table:style-name="ce2">
            <text:p>fl+</text:p>
          </table:table-cell>
          <table:table-cell office:value-type="float" office:value="4.8730000000000002" table:style-name="ce2">
            <text:p>4.873</text:p>
          </table:table-cell>
          <table:table-cell office:value-type="float" office:value="4.8499999999999996" table:style-name="ce2">
            <text:p>4.85</text:p>
          </table:table-cell>
          <table:table-cell office:value-type="float" office:value="4.4390000000000001" table:style-name="ce2">
            <text:p>4.439</text:p>
          </table:table-cell>
          <table:table-cell office:value-type="float" office:value="4.4279999999999999" table:style-name="ce2">
            <text:p>4.428</text:p>
          </table:table-cell>
          <table:table-cell table:number-columns-repeated="3" table:style-name="ce1"/>
          <table:table-cell office:value-type="string" table:style-name="ce2">
            <text:p>fl+</text:p>
          </table:table-cell>
          <table:table-cell office:value-type="float" office:value="6.04" table:style-name="ce2">
            <text:p>6.04</text:p>
          </table:table-cell>
          <table:table-cell office:value-type="float" office:value="5.98" table:style-name="ce2">
            <text:p>5.98</text:p>
          </table:table-cell>
          <table:table-cell office:value-type="float" office:value="5.0199999999999996" table:style-name="ce2">
            <text:p>5.02</text:p>
          </table:table-cell>
          <table:table-cell office:value-type="float" office:value="4.9800000000000004" table:style-name="ce2">
            <text:p>4.98</text:p>
          </table:table-cell>
          <table:table-cell table:number-columns-repeated="16366"/>
        </table:table-row>
        <table:table-row table:style-name="ro1">
          <table:table-cell/>
          <table:table-cell table:number-columns-repeated="4" table:style-name="ce1"/>
          <table:table-cell office:value-type="string" table:style-name="ce2">
            <text:p>fc+</text:p>
          </table:table-cell>
          <table:table-cell office:value-type="float" office:value="4.3609999999999998" table:style-name="ce2">
            <text:p>4.361</text:p>
          </table:table-cell>
          <table:table-cell office:value-type="float" office:value="4.1100000000000003" table:style-name="ce2">
            <text:p>4.11</text:p>
          </table:table-cell>
          <table:table-cell office:value-type="float" office:value="4.2480000000000002" table:style-name="ce2">
            <text:p>4.248</text:p>
          </table:table-cell>
          <table:table-cell office:value-type="float" office:value="4.0759999999999996" table:style-name="ce2">
            <text:p>4.076</text:p>
          </table:table-cell>
          <table:table-cell table:number-columns-repeated="3" table:style-name="ce1"/>
          <table:table-cell office:value-type="string" table:style-name="ce2">
            <text:p>fc+</text:p>
          </table:table-cell>
          <table:table-cell office:value-type="float" office:value="4.5599999999999996" table:style-name="ce2">
            <text:p>4.56</text:p>
          </table:table-cell>
          <table:table-cell office:value-type="float" office:value="4.17" table:style-name="ce2">
            <text:p>4.17</text:p>
          </table:table-cell>
          <table:table-cell office:value-type="float" office:value="4.391" table:style-name="ce2">
            <text:p>4.391</text:p>
          </table:table-cell>
          <table:table-cell office:value-type="float" office:value="4.1100000000000003" table:style-name="ce2">
            <text:p>4.11</text:p>
          </table:table-cell>
          <table:table-cell table:number-columns-repeated="16366"/>
        </table:table-row>
        <table:table-row table:style-name="ro1">
          <table:table-cell/>
          <table:table-cell table:number-columns-repeated="4" table:style-name="ce1"/>
          <table:table-cell office:value-type="string" table:style-name="ce2">
            <text:p>fl-</text:p>
          </table:table-cell>
          <table:table-cell office:value-type="float" office:value="3.1269999999999998" table:style-name="ce2">
            <text:p>3.127</text:p>
          </table:table-cell>
          <table:table-cell office:value-type="float" office:value="3.13" table:style-name="ce2">
            <text:p>3.13</text:p>
          </table:table-cell>
          <table:table-cell office:value-type="float" office:value="3.56" table:style-name="ce2">
            <text:p>3.56</text:p>
          </table:table-cell>
          <table:table-cell office:value-type="float" office:value="3.5569999999999999" table:style-name="ce2">
            <text:p>3.557</text:p>
          </table:table-cell>
          <table:table-cell table:number-columns-repeated="3" table:style-name="ce1"/>
          <table:table-cell office:value-type="string" table:style-name="ce2">
            <text:p>fl-</text:p>
          </table:table-cell>
          <table:table-cell office:value-type="float" office:value="1.972" table:style-name="ce2">
            <text:p>1.972</text:p>
          </table:table-cell>
          <table:table-cell office:value-type="float" office:value="1.9730000000000001" table:style-name="ce2">
            <text:p>1.973</text:p>
          </table:table-cell>
          <table:table-cell office:value-type="float" office:value="2.9769999999999999" table:style-name="ce2">
            <text:p>2.977</text:p>
          </table:table-cell>
          <table:table-cell office:value-type="float" office:value="2.97" table:style-name="ce2">
            <text:p>2.97</text:p>
          </table:table-cell>
          <table:table-cell table:number-columns-repeated="16366"/>
        </table:table-row>
        <table:table-row table:style-name="ro1">
          <table:table-cell/>
          <table:table-cell table:number-columns-repeated="4" table:style-name="ce1"/>
          <table:table-cell office:value-type="string" table:style-name="ce2">
            <text:p>delta fc</text:p>
          </table:table-cell>
          <table:table-cell office:value-type="float" office:value="0.72399999999999975" table:formula="of:=[.G11]-[.G9]" table:style-name="ce2">
            <text:p>0.724</text:p>
          </table:table-cell>
          <table:table-cell office:value-type="float" office:value="0.23600000000000021" table:formula="of:=[.H11]-[.H9]" table:style-name="ce2">
            <text:p>0.236</text:p>
          </table:table-cell>
          <table:table-cell office:value-type="float" office:value="0.49800000000000022" table:formula="of:=[.I11]-[.I9]" table:style-name="ce2">
            <text:p>0.498</text:p>
          </table:table-cell>
          <table:table-cell office:value-type="float" office:value="0.16699999999999982" table:formula="of:=[.J11]-[.J9]" table:style-name="ce2">
            <text:p>0.167</text:p>
          </table:table-cell>
          <table:table-cell table:number-columns-repeated="3" table:style-name="ce1"/>
          <table:table-cell office:value-type="string" table:style-name="ce2">
            <text:p>delta fc</text:p>
          </table:table-cell>
          <table:table-cell office:value-type="float" office:value="1.1249999999999996" table:formula="of:=[.O11]-[.O9]" table:style-name="ce2">
            <text:p>1.125</text:p>
          </table:table-cell>
          <table:table-cell office:value-type="float" office:value="0.36899999999999977" table:formula="of:=[.P11]-[.P9]" table:style-name="ce2">
            <text:p>0.369</text:p>
          </table:table-cell>
          <table:table-cell office:value-type="float" office:value="0.78600000000000003" table:formula="of:=[.Q11]-[.Q9]" table:style-name="ce2">
            <text:p>0.786</text:p>
          </table:table-cell>
          <table:table-cell office:value-type="float" office:value="0.25700000000000012" table:formula="of:=[.R11]-[.R9]" table:style-name="ce2">
            <text:p>0.257</text:p>
          </table:table-cell>
          <table:table-cell table:number-columns-repeated="16366"/>
        </table:table-row>
        <table:table-row table:style-name="ro1">
          <table:table-cell/>
          <table:table-cell table:number-columns-repeated="4" table:style-name="ce1"/>
          <table:table-cell office:value-type="string" table:style-name="ce2">
            <text:p>delta fl</text:p>
          </table:table-cell>
          <table:table-cell office:value-type="float" office:value="1.7460000000000004" table:formula="of:=[.G10]-[.G12]" table:style-name="ce2">
            <text:p>1.746</text:p>
          </table:table-cell>
          <table:table-cell office:value-type="float" office:value="1.7199999999999998" table:formula="of:=[.H10]-[.H12]" table:style-name="ce2">
            <text:p>1.72</text:p>
          </table:table-cell>
          <table:table-cell office:value-type="float" office:value="0.879" table:formula="of:=[.I10]-[.I12]" table:style-name="ce2">
            <text:p>0.879</text:p>
          </table:table-cell>
          <table:table-cell office:value-type="float" office:value="0.871" table:formula="of:=[.J10]-[.J12]" table:style-name="ce2">
            <text:p>0.871</text:p>
          </table:table-cell>
          <table:table-cell table:number-columns-repeated="3" table:style-name="ce1"/>
          <table:table-cell office:value-type="string" table:style-name="ce2">
            <text:p>delta fl</text:p>
          </table:table-cell>
          <table:table-cell office:value-type="float" office:value="4.0679999999999996" table:formula="of:=[.O10]-[.O12]" table:style-name="ce2">
            <text:p>4.068</text:p>
          </table:table-cell>
          <table:table-cell office:value-type="float" office:value="4.0070000000000006" table:formula="of:=[.P10]-[.P12]" table:style-name="ce2">
            <text:p>4.007</text:p>
          </table:table-cell>
          <table:table-cell office:value-type="float" office:value="2.0429999999999997" table:formula="of:=[.Q10]-[.Q12]" table:style-name="ce2">
            <text:p>2.043</text:p>
          </table:table-cell>
          <table:table-cell office:value-type="float" office:value="2.0100000000000002" table:formula="of:=[.R10]-[.R12]" table:style-name="ce2">
            <text:p>2.01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string" table:style-name="ce1">
            <text:p>alpha</text:p>
          </table:table-cell>
          <table:table-cell office:value-type="string" table:style-name="ce1">
            <text:p>alpha 10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100Hz<text:s/></text:p>
          </table:table-cell>
          <table:table-cell office:value-type="float" office:value="31530" table:style-name="ce1">
            <text:p>31530</text:p>
          </table:table-cell>
          <table:table-cell office:value-type="float" office:value="0.96221299999999998" table:style-name="ce1">
            <text:p>0.962213</text:p>
          </table:table-cell>
          <table:table-cell table:number-columns-repeated="2" table:style-name="ce1"/>
          <table:table-cell office:value-type="float" office:value="1.2360000000000002" table:formula="of:=[.G10]-[.G9]" table:style-name="ce1">
            <text:p>1.236</text:p>
          </table:table-cell>
          <table:table-cell office:value-type="float" office:value="0.97599999999999953" table:formula="of:=[.H10]-[.H9]" table:style-name="ce1">
            <text:p>0.976</text:p>
          </table:table-cell>
          <table:table-cell office:value-type="float" office:value="0.68900000000000006" table:formula="of:=[.I10]-[.I9]" table:style-name="ce1">
            <text:p>0.689</text:p>
          </table:table-cell>
          <table:table-cell office:value-type="float" office:value="0.51900000000000013" table:formula="of:=[.J10]-[.J9]" table:style-name="ce1">
            <text:p>0.519</text:p>
          </table:table-cell>
          <table:table-cell table:number-columns-repeated="4" table:style-name="ce1"/>
          <table:table-cell office:value-type="float" office:value="2.605" table:formula="of:=[.O10]-[.O9]" table:style-name="ce1">
            <text:p>2.605</text:p>
          </table:table-cell>
          <table:table-cell office:value-type="float" office:value="2.1790000000000003" table:formula="of:=[.P10]-[.P9]" table:style-name="ce1">
            <text:p>2.179</text:p>
          </table:table-cell>
          <table:table-cell office:value-type="float" office:value="1.4149999999999996" table:formula="of:=[.Q10]-[.Q9]" table:style-name="ce1">
            <text:p>1.415</text:p>
          </table:table-cell>
          <table:table-cell office:value-type="float" office:value="1.1270000000000002" table:formula="of:=[.R10]-[.R9]" table:style-name="ce1">
            <text:p>1.127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1">
            <text:p>10Hz</text:p>
          </table:table-cell>
          <table:table-cell office:value-type="float" office:value="32640" table:style-name="ce1">
            <text:p>32640</text:p>
          </table:table-cell>
          <table:table-cell office:value-type="float" office:value="0.99608837009999995" table:style-name="ce1">
            <text:p>0.99608837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5" table:style-name="ce1"/>
          <table:table-cell office:value-type="float" office:value="-1.234" table:formula="of:=[.G12]-[.G11]" table:style-name="ce1">
            <text:p>-1.234</text:p>
          </table:table-cell>
          <table:table-cell office:value-type="float" office:value="-0.98000000000000043" table:formula="of:=[.H12]-[.H11]" table:style-name="ce1">
            <text:p>-0.98</text:p>
          </table:table-cell>
          <table:table-cell office:value-type="float" office:value="-0.68800000000000017" table:formula="of:=[.I12]-[.I11]" table:style-name="ce1">
            <text:p>-0.688</text:p>
          </table:table-cell>
          <table:table-cell office:value-type="float" office:value="-0.51899999999999968" table:formula="of:=[.J12]-[.J11]" table:style-name="ce1">
            <text:p>-0.519</text:p>
          </table:table-cell>
          <table:table-cell table:number-columns-repeated="4" table:style-name="ce1"/>
          <table:table-cell office:value-type="float" office:value="-2.5879999999999996" table:formula="of:=[.O12]-[.O11]" table:style-name="ce1">
            <text:p>-2.588</text:p>
          </table:table-cell>
          <table:table-cell office:value-type="float" office:value="-2.1970000000000001" table:formula="of:=[.P12]-[.P11]" table:style-name="ce1">
            <text:p>-2.197</text:p>
          </table:table-cell>
          <table:table-cell office:value-type="float" office:value="-1.4140000000000001" table:formula="of:=[.Q12]-[.Q11]" table:style-name="ce1">
            <text:p>-1.414</text:p>
          </table:table-cell>
          <table:table-cell office:value-type="float" office:value="-1.1400000000000001" table:formula="of:=[.R12]-[.R11]" table:style-name="ce1">
            <text:p>-1.14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K0 para dar certo</text:p>
          </table:table-cell>
          <table:table-cell office:value-type="float" office:value="0.57273768613974785" table:formula="of:=4*0.25/[.G14]" table:style-name="ce1">
            <text:p>0.572737686</text:p>
          </table:table-cell>
          <table:table-cell office:value-type="float" office:value="0.58139534883720934" table:formula="of:=4*0.25/[.H14]" table:style-name="ce1">
            <text:p>0.581395349</text:p>
          </table:table-cell>
          <table:table-cell office:value-type="float" office:value="1.1376564277588168" table:formula="of:=4*0.25/[.I14]" table:style-name="ce1">
            <text:p>1.137656428</text:p>
          </table:table-cell>
          <table:table-cell office:value-type="float" office:value="1.1481056257175659" table:formula="of:=4*0.25/[.J14]" table:style-name="ce1">
            <text:p>1.148105626</text:p>
          </table:table-cell>
          <table:table-cell table:number-columns-repeated="3" table:style-name="ce1"/>
          <table:table-cell office:value-type="string" table:style-name="ce1">
            <text:p>K0 para dar certo</text:p>
          </table:table-cell>
          <table:table-cell office:value-type="float" office:value="0.58997050147492625" table:formula="of:=4*0.6/[.O14]" table:style-name="ce1">
            <text:p>0.589970501</text:p>
          </table:table-cell>
          <table:table-cell office:value-type="float" office:value="0.59895183428999244" table:formula="of:=4*0.6/[.P14]" table:style-name="ce1">
            <text:p>0.598951834</text:p>
          </table:table-cell>
          <table:table-cell office:value-type="float" office:value="1.1747430249632893" table:formula="of:=4*0.6/[.Q14]" table:style-name="ce1">
            <text:p>1.174743025</text:p>
          </table:table-cell>
          <table:table-cell office:value-type="float" office:value="1.1940298507462686" table:formula="of:=4*0.6/[.R14]" table:style-name="ce1">
            <text:p>1.194029851</text:p>
          </table:table-cell>
          <table:table-cell table:number-columns-repeated="16366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Diogo Ferreira</meta:initial-creator>
    <dc:creator>Diogo Ferreira</dc:creator>
    <meta:creation-date>2023-05-22T12:12:58Z</meta:creation-date>
    <dc:date>2023-05-24T17:34:04Z</dc:date>
  </office:meta>
</office:document-meta>
</file>